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officeooo:rsid="00187a41" officeooo:paragraph-rsid="00187a41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87a41" officeooo:paragraph-rsid="00187a41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e17d2" officeooo:paragraph-rsid="001e17d2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ff7c7" officeooo:paragraph-rsid="001ff7c7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18a78" officeooo:paragraph-rsid="00218a78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30299" officeooo:paragraph-rsid="00230299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488a5" officeooo:paragraph-rsid="002488a5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eacfd" officeooo:paragraph-rsid="00261939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7abd0" officeooo:paragraph-rsid="0027abd0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ca7dd" officeooo:paragraph-rsid="002ca7dd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efe6c" officeooo:paragraph-rsid="002efe6c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09409" officeooo:paragraph-rsid="00309409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09409" officeooo:paragraph-rsid="00341490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114ce" officeooo:paragraph-rsid="003114ce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9d016" officeooo:paragraph-rsid="0039d016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b0e31" officeooo:paragraph-rsid="003b0e31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bad46" officeooo:paragraph-rsid="003bad46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39d016"/>
    </style:style>
    <style:style style:name="P19" style:family="paragraph" style:parent-style-name="Standard">
      <style:paragraph-properties fo:text-align="start" style:justify-single-word="false"/>
      <style:text-properties officeooo:paragraph-rsid="003ee915"/>
    </style:style>
    <style:style style:name="P20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ff7c7" officeooo:paragraph-rsid="00261939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42fa53" officeooo:paragraph-rsid="004696ff" style:font-size-asian="11.3500003814697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42fa53" officeooo:paragraph-rsid="0042fa53" style:font-size-asian="11.3500003814697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478bbb" officeooo:paragraph-rsid="00485647" style:font-size-asian="11.3500003814697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489bec" officeooo:paragraph-rsid="00489bec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4a7b72" officeooo:paragraph-rsid="004a7b72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87a41" style:font-weight-asian="bold" style:font-weight-complex="bold"/>
    </style:style>
    <style:style style:name="T4" style:family="text">
      <style:text-properties officeooo:rsid="001eea8c"/>
    </style:style>
    <style:style style:name="T5" style:family="text">
      <style:text-properties officeooo:rsid="001ff7c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9de1c"/>
    </style:style>
    <style:style style:name="T8" style:family="text">
      <style:text-properties officeooo:rsid="002a39e1"/>
    </style:style>
    <style:style style:name="T9" style:family="text">
      <style:text-properties officeooo:rsid="002abca0"/>
    </style:style>
    <style:style style:name="T10" style:family="text">
      <style:text-properties officeooo:rsid="002efe6c"/>
    </style:style>
    <style:style style:name="T11" style:family="text">
      <style:text-properties officeooo:rsid="003114ce"/>
    </style:style>
    <style:style style:name="T12" style:family="text">
      <style:text-properties officeooo:rsid="0032f73c"/>
    </style:style>
    <style:style style:name="T13" style:family="text">
      <style:text-properties officeooo:rsid="00341490"/>
    </style:style>
    <style:style style:name="T14" style:family="text">
      <style:text-properties fo:font-size="13pt" fo:font-style="normal" style:text-underline-style="none" fo:font-weight="normal" officeooo:rsid="0039d016" style:font-size-asian="11.3500003814697pt" style:font-style-asian="normal" style:font-weight-asian="normal" style:font-size-complex="13pt" style:font-style-complex="normal" style:font-weight-complex="normal"/>
    </style:style>
    <style:style style:name="T15" style:family="text">
      <style:text-properties fo:font-size="13pt" fo:font-style="normal" style:text-underline-style="none" fo:font-weight="normal" officeooo:rsid="003b0e31" style:font-size-asian="11.3500003814697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size="13pt" fo:font-style="normal" style:text-underline-style="none" fo:font-weight="normal" officeooo:rsid="003c5572" style:font-size-asian="11.3500003814697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size="13pt" fo:font-style="normal" style:text-underline-style="none" fo:font-weight="normal" officeooo:rsid="003ee915" style:font-size-asian="11.3500003814697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size="13pt" fo:font-style="normal" style:text-underline-style="none" fo:font-weight="normal" officeooo:rsid="00415506" style:font-size-asian="11.3500003814697pt" style:font-style-asian="normal" style:font-weight-asian="normal" style:font-size-complex="13pt" style:font-style-complex="normal" style:font-weight-complex="normal"/>
    </style:style>
    <style:style style:name="T19" style:family="text">
      <style:text-properties officeooo:rsid="00357ffd"/>
    </style:style>
    <style:style style:name="T20" style:family="text">
      <style:text-properties officeooo:rsid="003598c4"/>
    </style:style>
    <style:style style:name="T21" style:family="text">
      <style:text-properties officeooo:rsid="0036b410"/>
    </style:style>
    <style:style style:name="T22" style:family="text">
      <style:text-properties officeooo:rsid="00388356"/>
    </style:style>
    <style:style style:name="T2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3d718b"/>
    </style:style>
    <style:style style:name="T25" style:family="text">
      <style:text-properties officeooo:rsid="003dd2d1"/>
    </style:style>
    <style:style style:name="T26" style:family="text">
      <style:text-properties officeooo:rsid="00187a41"/>
    </style:style>
    <style:style style:name="T27" style:family="text">
      <style:text-properties officeooo:rsid="00454347"/>
    </style:style>
    <style:style style:name="T28" style:family="text">
      <style:text-properties officeooo:rsid="004856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Tutorat</text:p>
      <text:p text:style-name="P1"/>
      <text:p text:style-name="P2"><text:span text:style-name="T1">Objectif de ce projet</text:span> :</text:p>
      <text:p text:style-name="P2">Étudier, tester et comparer 4 outils de profilages : gprof, vtune, gprofng et MAQAO (<text:a xlink:type="simple" xlink:href="https://www.maqao.org/" text:style-name="Internet_20_link" text:visited-style-name="Visited_20_Internet_20_Link">https://www.maqao.org/</text:a> ou <text:a xlink:type="simple" xlink:href="https://maqao.liparad.uvsq.fr/" text:style-name="Internet_20_link" text:visited-style-name="Visited_20_Internet_20_Link">https://maqao.liparad.uvsq.fr/</text:a>)</text:p>
      <text:p text:style-name="P2"/>
      <text:p text:style-name="P2">- Tester leur efficacité : qui est le meilleur ? Y’a t-il un meilleur ? Quelles différences y’a t-il (option)</text:p>
      <text:p text:style-name="P2">- Comparatif</text:p>
      <text:p text:style-name="P2">- Écrire rapport</text:p>
      <text:p text:style-name="P2"/>
      <text:p text:style-name="P2">On a créer un fichier C contenant différentes fonctions (graphes, calcul matrices, accès fichier) appelé aléatoirement (resultat différent à chaque calcul).</text:p>
      <text:p text:style-name="P2"/>
      <text:p text:style-name="P3">I/<text:span text:style-name="T2">Gprof</text:span><text:span text:style-name="T6"> </text:span>: https://ftp.gnu.org/old-gnu/Manuals/gprof-2.9.1/html_mono/gprof.html</text:p>
      <text:p text:style-name="P3">Display call graph profile data</text:p>
      <text:p text:style-name="P8">un outil de profilage sous licence gnome (gratuit, communautaire), <text:span text:style-name="T4">qui va produire un profilage pour des programmes C, Pascal ou Fortran77. Pour faire ce profilage, on va compiler le programme qu’on souhaite étudier avec l’option « -pg ». Ici on utilisera le compilateur gcc avec cette option « -pg ». </text:span><text:span text:style-name="T5">On exécute la ligne de commande suivante : </text:span></text:p>
      <text:p text:style-name="P20">gcc -pg fichier.c -o fichier. </text:p>
      <text:p text:style-name="P20">A la fin de l’exécution, on lance la commande suivante : </text:p>
      <text:p text:style-name="P20">gprof fichier gmon.out &gt; profilage.txt.</text:p>
      <text:p text:style-name="P18"><text:span text:style-name="T14">Le fichier gmon.out </text:span>ontient les informations de profilage utilisées par <text:span text:style-name="Strong_20_Emphasis"><text:span text:style-name="T23">gprof.</text:span></text:span></text:p>
      <text:p text:style-name="P4">On obtient le résultat suivant : <text:span text:style-name="T13">(voir resultat.txt)</text:span></text:p>
      <text:p text:style-name="P4"/>
      <text:p text:style-name="P5">Pour plus de clarté, on utilisera pour les prochains profilages l’option « -b » pour empêcher <text:span text:style-name="T11">ls</text:span>gprof d’ajouter la légende et donc lire directement le résultat.</text:p>
      <text:p text:style-name="P6"><text:span text:style-name="T1">Option </text:span>: il y’a plusieurs option intéressante comme : -<text:span text:style-name="T19">s (résumé des informations), -</text:span><text:span text:style-name="T20">z (mentionner toutes les fonctions même celles non utilisé</text:span><text:span text:style-name="T21">es</text:span><text:span text:style-name="T20">), -</text:span><text:span text:style-name="T22">c (graphe d’appel de fonctions optimisé par des heuristiques) ...</text:span></text:p>
      <text:p text:style-name="P6"/>
      <text:p text:style-name="P7">II/<text:span text:style-name="T2">Vtune</text:span> : <text:span text:style-name="T24">flemme pour le lien, </text:span><text:span text:style-name="T25">incompréhensible</text:span></text:p>
      <text:p text:style-name="P9">Outil de profilage développé par Intel. Celui-ci va profiler un programme et mettre tout les résultat dans un dossier <text:span text:style-name="T8">où o</text:span><text:span text:style-name="T7">n y retrouve plusieurs dossier</text:span><text:span text:style-name="T8">s</text:span><text:span text:style-name="T7"> utilisé</text:span><text:span text:style-name="T8">s</text:span><text:span text:style-name="T7"> </text:span><text:span text:style-name="T9">(archive, config, data.0, sqlite-db) </text:span><text:span text:style-name="T7">pour le profilage </text:span><text:span text:style-name="T8">ainsi</text:span><text:span text:style-name="T7"> que pour traiter les informations pour obtenir un résultat.</text:span></text:p>
      <text:p text:style-name="P10">Pour profiler un programme on va utiliser la ligne de commande suivante : </text:p>
      <text:p text:style-name="P10">vtune -collect hotspots -r <text:span text:style-name="T10">dossier</text:span> -- ./<text:span text:style-name="T10">a.out</text:span></text:p>
      <text:p text:style-name="P11">Pour avoir un résultat :</text:p>
      <text:p text:style-name="P10">vtune -report summary -r <text:span text:style-name="T10">dossier</text:span></text:p>
      <text:p text:style-name="P10"/>
      <text:p text:style-name="P13">On obtient le résultat suivant : <text:span text:style-name="T13">(voir resultat.txt)</text:span></text:p>
      <text:p text:style-name="P12"/>
      <text:p text:style-name="P14">Avec vtune on peut faire plusieurs analyse. Dans le res précédent, on fait une analyse hotspots (zone chaude du code) <text:span text:style-name="T12">mais on peut aussi : des test performances, hotspots pour les hardware, analyse de la microarchitecture, analyse du temps d’acces memoire, hotspot gpu …</text:span></text:p>
      <text:p text:style-name="P14"/>
      <text:p text:style-name="P15"><text:soft-page-break/>III/<text:span text:style-name="T2">Gprofng</text:span> : https://sourceware.org/binutils/docs/gprofng.html</text:p>
      <text:p text:style-name="P19"><text:span text:style-name="T15">C’est l’amélioration de l’outil gprof. </text:span><text:span text:style-name="T16">Disponible depuis la librairie </text:span><text:span text:style-name="T17">b</text:span><text:span text:style-name="T16">inutils, </text:span><text:span text:style-name="T17">peut profiler des fichier C, C++, Java et </text:span>Scala<text:span text:style-name="T17">. </text:span><text:span text:style-name="T15">Pour cet outil, il faut simplement compiler notre fichier </text:span><text:span text:style-name="T18">(avec gcc ici sans l’option -pg contrairement à gprof) </text:span><text:span text:style-name="T15">puis utiliser la ligne de commande suivante :</text:span></text:p>
      <text:p text:style-name="P16">gprofng collect app ./a.out</text:p>
      <text:p text:style-name="P16">Cette action va, comme vtune, créer un dossier <text:span text:style-name="T27">(par défaut test.1.er) </text:span>composé de plusieurs fichier et d’un dossier archives nécessaires pour les calculs</text:p>
      <text:p text:style-name="P16"/>
      <text:p text:style-name="P16">pour les résultat, ça depend de ce que l’on veut : <text:line-break/>gprofng display text -functions test.1.er</text:p>
      <text:p text:style-name="P16">gprofng display text -lines test.1.er</text:p>
      <text:p text:style-name="P16">gprofng display text -overview test.1.er</text:p>
      <text:p text:style-name="P16"/>
      <text:p text:style-name="P17">voici ce que l’on obtient : (voir gprofng/fichier)</text:p>
      <text:p text:style-name="P17"/>
      <text:p text:style-name="P21">IV/ <text:span text:style-name="T3">MAQAO</text:span><text:span text:style-name="T26"> : (</text:span><text:a xlink:type="simple" xlink:href="https://www.maqao.org/" text:style-name="Internet_20_link" text:visited-style-name="Visited_20_Internet_20_Link"><text:span text:style-name="T26">https://www.maqao.org/</text:span></text:a><text:span text:style-name="T26"> ou </text:span><text:a xlink:type="simple" xlink:href="https://maqao.liparad.uvsq.fr/" text:style-name="Internet_20_link" text:visited-style-name="Visited_20_Internet_20_Link"><text:span text:style-name="T26">https://maqao.liparad.uvsq.fr/</text:span></text:a><text:span text:style-name="T26">)</text:span></text:p>
      <text:p text:style-name="P23">Documentation : <text:a xlink:type="simple" xlink:href="https://www.maqao.org/documentation.html" text:style-name="Internet_20_link" text:visited-style-name="Visited_20_Internet_20_Link">https://www.maqao.org/documentation.html</text:a></text:p>
      <text:p text:style-name="P23"><text:span text:style-name="T28">Commande : </text:span><text:a xlink:type="simple" xlink:href="https://www.maqao.org/documentation/MAQAO_QuickReferenceSheet.pdf" text:style-name="Internet_20_link" text:visited-style-name="Visited_20_Internet_20_Link">https://www.maqao.org/documentation/MAQAO_QuickReferenceSheet.pdf</text:a></text:p>
      <text:p text:style-name="P24">On utilise la commande suivante :</text:p>
      <text:p text:style-name="P22">maqao oneview -R1 -- ./benchmark</text:p>
      <text:p text:style-name="P25">Cette commande va créer à l’instar de gprofng et vtune, un dossier composé de plusieurs dossiers et fichiers (pour la plupart HTML). On peut avoir nos résultats dans le dossier RESULT.</text:p>
      <text:p text:style-name="P25">Voici plusieurs résultat : (voir dossier maqao)</text:p>
      <text:p text:style-name="P24">On a plusieurs commande possible : oneview, <text:s/>(friendly report), cqa (code quality analyser), lprof (list of hot functions and loops), madras (binay operations handler) …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6:52:54.560028236</meta:creation-date>
    <dc:date>2024-11-22T13:56:12.251550824</dc:date>
    <meta:editing-duration>PT9H18M8S</meta:editing-duration>
    <meta:editing-cycles>47</meta:editing-cycles>
    <meta:generator>LibreOffice/7.4.7.2$Linux_X86_64 LibreOffice_project/40$Build-2</meta:generator>
    <meta:document-statistic meta:table-count="0" meta:image-count="0" meta:object-count="0" meta:page-count="2" meta:paragraph-count="41" meta:word-count="561" meta:character-count="3801" meta:non-whitespace-character-count="3275"/>
  </office:meta>
</office:document-meta>
</file>